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0000001EBAD6509F8ED60CE68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1DC000002B713C00F0E2F56524E.png" manifest:media-type="image/png"/>
  <manifest:file-entry manifest:full-path="Pictures/10000000000004F900000322B6E66A5FF68F74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26.1000003814697pt"/>
    </style:style>
    <style:style style:name="P5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协作图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主用况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0.898cm" svg:height="12.988cm" svg:x="1.106cm" svg:y="5.3cm">
          <draw:image xlink:href="Pictures/1000000000000490000001EBAD6509F8ED60CE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当前分工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廖涔陈：客户端与服务器之间的mp3文件传输</text:p>
                <text:p/>
              </text:list-item>
              <text:list-item>
                <text:p>罗茂英：为歌曲添加歌词，对歌词进行解析，在播放音乐时同步显示 </text:p>
                <text:p/>
              </text:list-item>
              <text:list-item>
                <text:p>肖尧：生成本地歌曲列表。用户通过添加本地歌曲创建播放列表。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列表<text:span text:style-name="T4">demo</text:span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10.514cm" svg:height="15.352cm" svg:x="10.922cm" svg:y="5.334cm">
          <draw:image xlink:href="Pictures/10000000000001DC000002B713C00F0E2F56524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4.15听歌用况协作图、通信图、类图确定</text:p>
              </text:list-item>
              <text:list-item>
                <text:p>4.19 <text:s/>听歌用况协作图、通信图、类图迭代</text:p>
              </text:list-item>
              <text:list-item>
                <text:p>4.21 听歌用况开发</text:p>
              </text:list-item>
              <text:list-item>
                <text:p>5.5 <text:s text:c="3"/>数据库存储实现、听歌用况开发完成</text:p>
              </text:list-item>
              <text:list-item>
                <text:p>5.10 其他用况协作图、通信图、类图迭代</text:p>
              </text:list-item>
              <text:list-item>
                <text:p>5.14 <text:s/>其他用况开发</text:p>
              </text:list-item>
              <text:list-item>
                <text:p>6.14 完成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预期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为听歌者提供一个音乐app的绝大多数功能、包含本地听歌，收藏歌曲、建立歌单、关注歌手、在线听歌等操作。</text:p>
              </text:list-item>
              <text:list-item>
                <text:p>为独立音乐人提供歌曲上传的与个人相关数据管理等功能。</text:p>
              </text:list-item>
              <text:list-item>
                <text:p>用户之间可以互相留言与关注。</text:p>
              </text:list-item>
              <text:list-item>
                <text:p>个人音乐小视频浏览与分享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1、关于用况之间的关系确定困难，甚至怀疑自己基用况对不对</text:p>
              </text:list-item>
              <text:list-item>
                <text:p>2、用况描述困难（前置条件和启动用况主事件的区分、抢占设计和领域知识分不清楚、对于系统行为应该描述到哪种程度、事件流逻辑复杂）</text:p>
              </text:list-item>
              <text:list-item>
                <text:p>3、关于某方面技术难点，是一个做比较好，还是两个人分工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47M4S</meta:editing-duration>
    <meta:editing-cycles>5</meta:editing-cycles>
    <meta:generator>LibreOffice/5.4.1.2$Linux_X86_64 LibreOffice_project/ea7cb86e6eeb2bf3a5af73a8f7777ac570321527</meta:generator>
    <dc:date>2018-04-11T13:41:56.913342392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